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2cm" fo:min-width="0.452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3cm" svg:stroke-color="#008000" draw:marker-start="" draw:marker-start-width="0.208cm" draw:marker-start-center="false" draw:marker-end="" draw:marker-end-width="0.208cm" draw:marker-end-center="false" draw:fill="solid" draw:fill-color="#008000" draw:opacity="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0.38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4" style:family="paragraph">
      <loext:graphic-properties draw:fill="solid" draw:fill-color="#008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Lucida Sans Unicode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94cm" svg:y1="13.508cm" svg:x2="8.94cm" svg:y2="16.472cm">
              <text:p/>
            </draw:line>
            <draw:line draw:style-name="gr1" draw:text-style-name="P1" draw:layer="layout" svg:x1="9.234cm" svg:y1="13.508cm" svg:x2="9.234cm" svg:y2="16.472cm">
              <text:p/>
            </draw:line>
            <draw:line draw:style-name="gr1" draw:text-style-name="P1" draw:layer="layout" svg:x1="9.526cm" svg:y1="13.508cm" svg:x2="9.526cm" svg:y2="16.472cm">
              <text:p/>
            </draw:line>
            <draw:line draw:style-name="gr1" draw:text-style-name="P1" draw:layer="layout" svg:x1="9.82cm" svg:y1="13.508cm" svg:x2="9.82cm" svg:y2="16.472cm">
              <text:p/>
            </draw:line>
            <draw:line draw:style-name="gr1" draw:text-style-name="P1" draw:layer="layout" svg:x1="10.114cm" svg:y1="13.508cm" svg:x2="10.114cm" svg:y2="16.472cm">
              <text:p/>
            </draw:line>
            <draw:line draw:style-name="gr1" draw:text-style-name="P1" draw:layer="layout" svg:x1="10.406cm" svg:y1="13.508cm" svg:x2="10.406cm" svg:y2="16.472cm">
              <text:p/>
            </draw:line>
            <draw:line draw:style-name="gr1" draw:text-style-name="P1" draw:layer="layout" svg:x1="10.7cm" svg:y1="13.508cm" svg:x2="10.7cm" svg:y2="16.472cm">
              <text:p/>
            </draw:line>
            <draw:line draw:style-name="gr1" draw:text-style-name="P1" draw:layer="layout" svg:x1="10.993cm" svg:y1="13.508cm" svg:x2="10.993cm" svg:y2="16.472cm">
              <text:p/>
            </draw:line>
            <draw:line draw:style-name="gr1" draw:text-style-name="P1" draw:layer="layout" svg:x1="11.286cm" svg:y1="13.508cm" svg:x2="11.286cm" svg:y2="16.472cm">
              <text:p/>
            </draw:line>
            <draw:line draw:style-name="gr1" draw:text-style-name="P1" draw:layer="layout" svg:x1="11.58cm" svg:y1="13.508cm" svg:x2="11.58cm" svg:y2="16.472cm">
              <text:p/>
            </draw:line>
            <draw:line draw:style-name="gr1" draw:text-style-name="P1" draw:layer="layout" svg:x1="11.873cm" svg:y1="13.508cm" svg:x2="11.873cm" svg:y2="16.472cm">
              <text:p/>
            </draw:line>
            <draw:line draw:style-name="gr1" draw:text-style-name="P1" draw:layer="layout" svg:x1="12.166cm" svg:y1="13.508cm" svg:x2="12.166cm" svg:y2="16.472cm">
              <text:p/>
            </draw:line>
            <draw:line draw:style-name="gr1" draw:text-style-name="P1" draw:layer="layout" svg:x1="12.459cm" svg:y1="13.508cm" svg:x2="12.459cm" svg:y2="16.472cm">
              <text:p/>
            </draw:line>
            <draw:line draw:style-name="gr1" draw:text-style-name="P1" draw:layer="layout" svg:x1="8.94cm" svg:y1="13.508cm" svg:x2="12.458cm" svg:y2="13.508cm">
              <text:p/>
            </draw:line>
            <draw:line draw:style-name="gr1" draw:text-style-name="P1" draw:layer="layout" svg:x1="8.94cm" svg:y1="13.804cm" svg:x2="12.458cm" svg:y2="13.804cm">
              <text:p/>
            </draw:line>
            <draw:line draw:style-name="gr1" draw:text-style-name="P1" draw:layer="layout" svg:x1="8.94cm" svg:y1="14.101cm" svg:x2="12.458cm" svg:y2="14.101cm">
              <text:p/>
            </draw:line>
            <draw:line draw:style-name="gr1" draw:text-style-name="P1" draw:layer="layout" svg:x1="8.94cm" svg:y1="14.397cm" svg:x2="12.458cm" svg:y2="14.397cm">
              <text:p/>
            </draw:line>
            <draw:line draw:style-name="gr1" draw:text-style-name="P1" draw:layer="layout" svg:x1="8.94cm" svg:y1="14.694cm" svg:x2="12.458cm" svg:y2="14.694cm">
              <text:p/>
            </draw:line>
            <draw:line draw:style-name="gr1" draw:text-style-name="P1" draw:layer="layout" svg:x1="8.94cm" svg:y1="14.99cm" svg:x2="12.458cm" svg:y2="14.99cm">
              <text:p/>
            </draw:line>
            <draw:line draw:style-name="gr1" draw:text-style-name="P1" draw:layer="layout" svg:x1="8.94cm" svg:y1="15.287cm" svg:x2="12.458cm" svg:y2="15.287cm">
              <text:p/>
            </draw:line>
            <draw:line draw:style-name="gr1" draw:text-style-name="P1" draw:layer="layout" svg:x1="8.94cm" svg:y1="15.583cm" svg:x2="12.458cm" svg:y2="15.583cm">
              <text:p/>
            </draw:line>
            <draw:line draw:style-name="gr1" draw:text-style-name="P1" draw:layer="layout" svg:x1="8.94cm" svg:y1="15.88cm" svg:x2="12.458cm" svg:y2="15.88cm">
              <text:p/>
            </draw:line>
            <draw:line draw:style-name="gr1" draw:text-style-name="P1" draw:layer="layout" svg:x1="8.94cm" svg:y1="16.176cm" svg:x2="12.458cm" svg:y2="16.176cm">
              <text:p/>
            </draw:line>
            <draw:line draw:style-name="gr1" draw:text-style-name="P1" draw:layer="layout" svg:x1="8.94cm" svg:y1="16.473cm" svg:x2="12.458cm" svg:y2="16.473cm">
              <text:p/>
            </draw:line>
          </draw:g>
          <draw:frame draw:style-name="gr2" draw:text-style-name="P3" draw:layer="layout" svg:width="0.452cm" svg:height="0.382cm" svg:x="8.919cm" svg:y="15.159cm">
            <draw:text-box>
              <text:p text:style-name="P2"><text:span text:style-name="T1"><text:s/></text:span><text:span text:style-name="T1">d</text:span></text:p>
            </draw:text-box>
          </draw:frame>
          <draw:line draw:style-name="gr3" draw:text-style-name="P1" draw:layer="layout" svg:x1="8.94cm" svg:y1="15.583cm" svg:x2="12.459cm" svg:y2="15.583cm">
            <text:p/>
          </draw:line>
          <draw:polygon draw:style-name="gr4" draw:text-style-name="P4" draw:layer="layout" svg:width="2.638cm" svg:height="1.482cm" svg:x="9.526cm" svg:y="13.804cm" svg:viewBox="0 0 2639 1483" draw:points="0,0 2639,0 2639,1186 1466,593 586,1483">
            <text:p/>
          </draw:polygon>
          <draw:frame draw:style-name="gr5" draw:text-style-name="P5" draw:layer="layout" svg:width="0.382cm" svg:height="0.419cm" svg:x="8.963cm" svg:y="13.473cm">
            <draw:text-box>
              <text:p text:style-name="P2"><text:span text:style-name="T2">a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5:27.020532172</meta:creation-date>
    <dc:date>2018-04-10T15:56:00.392477770</dc:date>
    <meta:editing-duration>PT33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